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ext-properties fo:color="#454545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-top="none" fo:border-bottom="2pt solid #F7F7F7" fo:border-left="none" fo:border-right="none" style:vertical-align="middle" fo:wrap-option="wrap" style:repeat-content="false"/>
      <style:paragraph-properties fo:text-align="start" fo:margin-left="0cm"/>
      <style:text-properties fo:color="#333333" style:font-name="Verdana" style:font-name-asian="Verdana" style:font-name-complex="Verdana" fo:font-size="7pt" style:font-size-asian="7pt" style:font-size-complex="7pt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18.3091666666667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Kondensatorenliste:</text:p>
          </table:table-cell>
          <table:table-cell office:value-type="string" table:style-name="ce2">
            <text:p>Name:</text:p>
          </table:table-cell>
          <table:table-cell office:value-type="string" table:style-name="ce2">
            <text:p>Link:</text:p>
          </table:table-cell>
          <table:table-cell office:value-type="string" table:style-name="ce2">
            <text:p>Anzahl</text:p>
          </table:table-cell>
          <table:table-cell office:value-type="string" table:style-name="ce2">
            <text:p>Benötigt</text:p>
          </table:table-cell>
          <table:table-cell table:style-name="ce2"/>
          <table:table-cell office:value-type="string" table:style-name="ce2">
            <text:p>AEC Standar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4.7 µF</text:p>
          </table:table-cell>
          <table:table-cell office:value-type="string" table:style-name="ce3">
            <text:p>12063C475K4T2A</text:p>
          </table:table-cell>
          <table:table-cell office:value-type="string" table:style-name="ce4">
            <text:p><text:a xlink:href="https://de.farnell.com/avx/12063c475k4t2a/kondensator-4-7-f-25v-10-x7r-1206/dp/2507766?st=12063C475K4T2A">https://de.farnell.com/avx/12063c475k4t2a/kondensator-4-7-f-25v-10-x7r-1206/dp/2507766?st=12063C475K4T2A</text:a>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1uF</text:p>
          </table:table-cell>
          <table:table-cell office:value-type="string" table:style-name="ce3">
            <text:p>12065C105K4Z2A</text:p>
          </table:table-cell>
          <table:table-cell office:value-type="string" table:style-name="ce1">
            <text:p>https://de.farnell.com/avx/12065c105k4z2a/kondensator-1-f-50v-10-x7r-1206/dp/2566064?st=12065C105K4Z2A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100nF</text:p>
          </table:table-cell>
          <table:table-cell office:value-type="string" table:style-name="ce3">
            <text:p>C1206F104K1RACAUTO </text:p>
          </table:table-cell>
          <table:table-cell office:value-type="string" table:style-name="ce1">
            <text:p>https://de.farnell.com/kemet/c1206f104k1racauto/kondensator-0-1-f-100v-10-x7r/dp/2478270?st=C1206F104K1RACAUTO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1">
            <text:p>2.2uF</text:p>
          </table:table-cell>
          <table:table-cell office:value-type="string" table:style-name="ce5">
            <text:p>GCM31CR71H225KA55L</text:p>
          </table:table-cell>
          <table:table-cell office:value-type="string" table:style-name="ce1">
            <text:p>https://de.farnell.com/murata/gcm31cr71h225ka55l/kondensator-2-2-f-50v-10-x7r-1206/dp/2470443?MER=sy-me-pd-mi-alte&amp;st=C1206X225K5RACAUTO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22pF</text:p>
          </table:table-cell>
          <table:table-cell office:value-type="string" table:style-name="ce3">
            <text:p>C0805C220K5RACAUTO</text:p>
          </table:table-cell>
          <table:table-cell office:value-type="string" table:style-name="ce1">
            <text:p>https://de.farnell.com/kemet/c0805c220k5racauto/kondensator-22pf-50v-10-x7r-0805/dp/2905242?st=C0805C220K5RACAUTO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nF</text:p>
          </table:table-cell>
          <table:table-cell office:value-type="string" table:style-name="ce1">
            <text:p>MC1206B102K500CT</text:p>
          </table:table-cell>
          <table:table-cell office:value-type="string" table:style-name="ce1">
            <text:p>https://de.farnell.com/multicomp/mc1206b102k500ct/kondensator-1000pf-50v-10-x7r/dp/175933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5">
          <table:table-cell/>
          <table:table-cell office:value-type="string" table:style-name="ce1">
            <text:p>0,47 µF</text:p>
          </table:table-cell>
          <table:table-cell office:value-type="string" table:style-name="ce6">
            <text:p>C1206C474K5RACTU</text:p>
          </table:table-cell>
          <table:table-cell office:value-type="string" table:style-name="ce1">
            <text:p>https://de.farnell.com/kemet/c1206c474k5ractu/kondensator-0-47-f-50v-10-x7r/dp/141474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5">
          <table:table-cell/>
          <table:table-cell table:style-name="ce1"/>
          <table:table-cell table:style-name="ce6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onstiges: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Steckverbinder 2-pol</text:p>
          </table:table-cell>
          <table:table-cell office:value-type="string" table:style-name="ce3">
            <text:p>M20-9990246</text:p>
          </table:table-cell>
          <table:table-cell office:value-type="string" table:style-name="ce1">
            <text:p>https://de.farnell.com/harwin/m20-9990246/stiftleiste-2-54mm-offen-vertikal/dp/102224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ransistor (NPN)</text:p>
          </table:table-cell>
          <table:table-cell office:value-type="string" table:style-name="ce1">
            <text:p>SMMBT3904WT1G </text:p>
          </table:table-cell>
          <table:table-cell office:value-type="string" table:style-name="ce1">
            <text:p>https://de.farnell.com/on-semiconductor/smmbt3904wt1g/transistor-aec-q101-npn-40v-sot/dp/2845332?ost=SMMBT3904WT1G&amp;ddkey=https%3Ade-DE%2FElement14_Germany%2Fsearch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umperbuchse</text:p>
          </table:table-cell>
          <table:table-cell office:value-type="string" table:style-name="ce3">
            <text:p>M7581-05</text:p>
          </table:table-cell>
          <table:table-cell office:value-type="string" table:style-name="ce1">
            <text:p>https://de.farnell.com/harwin/m7581-05/jumper-2pos-f-stiftleiste/dp/239630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Halbbrücken</text:p>
          </table:table-cell>
          <table:table-cell office:value-type="string" table:style-name="ce1">
            <text:p>BTN8982</text:p>
          </table:table-cell>
          <table:table-cell office:value-type="string" table:style-name="ce1">
            <text:p>https://de.farnell.com/infineon/btn8982taauma1/motortreiber-halbbr-cke-ssop-24/dp/2470127?st=btn898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Klemmen</text:p>
          </table:table-cell>
          <table:table-cell office:value-type="string" table:style-name="ce5">
            <text:p>282836-2</text:p>
          </table:table-cell>
          <table:table-cell office:value-type="string" table:style-name="ce1">
            <text:p>https://de.farnell.com/buchanan-te-connectivity/282836-2/klemmleiste-termi-blok-2pol-13/dp/3089034?st=282836-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6">
          <table:table-cell/>
          <table:table-cell office:value-type="string" table:style-name="ce1">
            <text:p>Lötpaste</text:p>
          </table:table-cell>
          <table:table-cell office:value-type="string" table:style-name="ce8">
            <text:p>SMD291SNL10</text:p>
          </table:table-cell>
          <table:table-cell office:value-type="string" table:style-name="ce1">
            <text:p>https://de.farnell.com/chip-quik/smd291snl10/paste-reparatur-63-37-pb-frei/dp/18502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Widerstände:</text:p>
          </table:table-cell>
          <table:table-cell office:value-type="string" table:style-name="ce2">
            <text:p>Name:</text:p>
          </table:table-cell>
          <table:table-cell office:value-type="string" table:style-name="ce2">
            <text:p>Link:</text:p>
          </table:table-cell>
          <table:table-cell office:value-type="string" table:style-name="ce2">
            <text:p>Anzahl</text:p>
          </table:table-cell>
          <table:table-cell office:value-type="string" table:style-name="ce2">
            <text:p>Benötigt</text:p>
          </table:table-cell>
          <table:table-cell table:style-name="ce2"/>
          <table:table-cell office:value-type="string" table:style-name="ce2">
            <text:p>AEC Standar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00kOhm</text:p>
          </table:table-cell>
          <table:table-cell office:value-type="string" table:style-name="ce1">
            <text:p>CRCW1206100KFKEA </text:p>
          </table:table-cell>
          <table:table-cell office:value-type="string" table:style-name="ce1">
            <text:p>https://de.farnell.com/vishay/crcw1206100kfkea/dickschichtwiderstand-100k-1-0/dp/146997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7,5kOhm</text:p>
          </table:table-cell>
          <table:table-cell office:value-type="string" table:style-name="ce1">
            <text:p>CRCW12067K50FKEA</text:p>
          </table:table-cell>
          <table:table-cell office:value-type="string" table:style-name="ce1">
            <text:p>https://de.farnell.com/vishay/crcw12067k50fkea/dickschichtwiderstand-7k5-1-0/dp/165317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6,49kOhm (dü)</text:p>
          </table:table-cell>
          <table:table-cell office:value-type="string" table:style-name="ce1">
            <text:p>ERA8AEB6491V </text:p>
          </table:table-cell>
          <table:table-cell office:value-type="string" table:style-name="ce1">
            <text:p>https://de.farnell.com/panasonic-electronic-components/era8aeb6491v/d-nnsch-widerstand-6k49-0-1-0/dp/209521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,6kOhm (dü)</text:p>
          </table:table-cell>
          <table:table-cell office:value-type="string" table:style-name="ce1">
            <text:p>ERA8ARB362V </text:p>
          </table:table-cell>
          <table:table-cell office:value-type="string" table:style-name="ce1">
            <text:p>https://de.farnell.com/panasonic/era8arb362v/d-nnschichtwiderstand-3k6-0-1/dp/248482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8,3kOhm (dü)</text:p>
          </table:table-cell>
          <table:table-cell office:value-type="string" table:style-name="ce1">
            <text:p>ERA8AEB3832V </text:p>
          </table:table-cell>
          <table:table-cell office:value-type="string" table:style-name="ce1">
            <text:p>https://de.farnell.com/panasonic-electronic-components/era8aeb3832v/d-nnsch-widerstand-38k3-0-1-0/dp/209510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j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10kOhm</text:p>
          </table:table-cell>
          <table:table-cell office:value-type="string" table:style-name="ce1">
            <text:p>CRCW120610K0FKEA</text:p>
          </table:table-cell>
          <table:table-cell office:value-type="string" table:style-name="ce7">
            <text:p><text:a xlink:href="https://de.farnell.com/vishay/crcw120610k0fkea/dickschichtwiderstand-10k-1-0/dp/2124017">https://de.farnell.com/vishay/crcw120610k0fkea/dickschichtwiderstand-10k-1-0/dp/2124017</text:a>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1kOhm</text:p>
          </table:table-cell>
          <table:table-cell office:value-type="string" table:style-name="ce1">
            <text:p>CRCW12061K00JNEAIF</text:p>
          </table:table-cell>
          <table:table-cell office:value-type="string" table:style-name="ce7">
            <text:p><text:a xlink:href="https://de.farnell.com/vishay/crcw12061k00jneaif/dickschichtwiderstand-1k-5-0-25w/dp/1739297">https://de.farnell.com/vishay/crcw12061k00jneaif/dickschichtwiderstand-1k-5-0-25w/dp/1739297</text:a>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as Tautz</meta:initial-creator>
    <dc:creator>Jonas Tautz</dc:creator>
    <meta:creation-date>2019-02-14T13:54:06Z</meta:creation-date>
    <dc:date>2019-02-20T14:40:53Z</dc:date>
    <meta:editing-cycles>9</meta:editing-cycles>
    <meta:editing-duration>PT0S</meta:editing-duration>
  </office:meta>
</office:document-meta>
</file>